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FRM1000" svg:font-family="SFRM1000"/>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5">
      <style:text-properties style:font-name="Times New Roman"/>
    </style:style>
    <style:style style:name="P2" style:family="paragraph" style:parent-style-name="Standard" style:master-page-name="Standard">
      <style:paragraph-properties style:page-number="auto"/>
    </style:style>
    <style:style style:name="P3" style:family="paragraph" style:parent-style-name="Text_20_body">
      <style:text-properties officeooo:paragraph-rsid="00126e77"/>
    </style:style>
    <style:style style:name="P4" style:family="paragraph" style:parent-style-name="Text_20_body">
      <style:text-properties officeooo:paragraph-rsid="001a9192"/>
    </style:style>
    <style:style style:name="P5" style:family="paragraph" style:parent-style-name="Text_20_body">
      <style:paragraph-properties fo:padding-left="0in" fo:padding-right="0in" fo:padding-top="0in" fo:padding-bottom="0.028in" fo:border-left="none" fo:border-right="none" fo:border-top="none" fo:border-bottom="0.99pt solid #000000"/>
    </style:style>
    <style:style style:name="P6" style:family="paragraph" style:parent-style-name="Text_20_body">
      <style:paragraph-properties fo:padding-left="0in" fo:padding-right="0in" fo:padding-top="0in" fo:padding-bottom="0.028in" fo:border-left="none" fo:border-right="none" fo:border-top="none" fo:border-bottom="0.99pt solid #000000"/>
      <style:text-properties officeooo:paragraph-rsid="0021c399"/>
    </style:style>
    <style:style style:name="P7" style:family="paragraph" style:parent-style-name="Text_20_body">
      <style:paragraph-properties fo:margin-left="0.5in" fo:margin-right="0in" style:line-height-at-least="0.0693in" fo:text-indent="-0.5in" style:auto-text-indent="false"/>
    </style:style>
    <style:style style:name="P8" style:family="paragraph" style:parent-style-name="Text_20_body">
      <style:paragraph-properties fo:margin-left="0.3335in" fo:margin-right="0in" fo:text-indent="-0.3335in" style:auto-text-indent="false"/>
      <style:text-properties style:font-name="Times New Roman" fo:font-size="12pt"/>
    </style:style>
    <style:style style:name="P9" style:family="paragraph" style:parent-style-name="Text_20_body">
      <style:paragraph-properties fo:margin-left="0.3335in" fo:margin-right="0in" fo:text-indent="-0.3335in" style:auto-text-indent="false"/>
      <style:text-properties style:font-name="Times New Roman" fo:font-size="12pt" officeooo:paragraph-rsid="0015c178"/>
    </style:style>
    <style:style style:name="P10" style:family="paragraph" style:parent-style-name="Text_20_body">
      <style:paragraph-properties fo:margin-left="0.3335in" fo:margin-right="0in" style:line-height-at-least="0.0693in" fo:text-indent="-0.3335in" style:auto-text-indent="false"/>
      <style:text-properties officeooo:paragraph-rsid="0015c178"/>
    </style:style>
    <style:style style:name="T1" style:family="text">
      <style:text-properties fo:font-weight="normal" style:font-weight-asian="normal" style:font-weight-complex="normal"/>
    </style:style>
    <style:style style:name="T2" style:family="text">
      <style:text-properties fo:font-weight="normal" officeooo:rsid="00178e29" style:font-weight-asian="normal" style:font-weight-complex="normal"/>
    </style:style>
    <style:style style:name="T3" style:family="text">
      <style:text-properties fo:font-weight="normal" officeooo:rsid="0018f199" style:font-weight-asian="normal" style:font-weight-complex="normal"/>
    </style:style>
    <style:style style:name="T4" style:family="text">
      <style:text-properties style:font-name-asian="Times New Roman" style:font-name-complex="Times New Roman"/>
    </style:style>
    <style:style style:name="T5" style:family="text">
      <style:text-properties officeooo:rsid="0021c399" style:font-name-asian="Times New Roman" style:font-name-complex="Times New Roman"/>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officeooo:rsid="00126e77"/>
    </style:style>
    <style:style style:name="T10" style:family="text">
      <style:text-properties officeooo:rsid="00139630"/>
    </style:style>
    <style:style style:name="T11" style:family="text">
      <style:text-properties officeooo:rsid="0014ad44"/>
    </style:style>
    <style:style style:name="T12" style:family="text">
      <style:text-properties style:text-position="0% 100%" officeooo:rsid="0014ad44"/>
    </style:style>
    <style:style style:name="T13" style:family="text">
      <style:text-properties style:text-position="0% 100%" officeooo:rsid="001c49e3"/>
    </style:style>
    <style:style style:name="T14" style:family="text">
      <style:text-properties officeooo:rsid="001588f2"/>
    </style:style>
    <style:style style:name="T15" style:family="text">
      <style:text-properties officeooo:rsid="0020bb78"/>
    </style:style>
    <style:style style:name="T16" style:family="text">
      <style:text-properties officeooo:rsid="0021c399"/>
    </style:style>
    <style:style style:name="T17" style:family="text">
      <style:text-properties style:font-name="Times New Roman" fo:font-size="12pt"/>
    </style:style>
    <style:style style:name="T18" style:family="text">
      <style:text-properties style:font-name="Times New Roman" fo:font-size="12pt" fo:font-style="italic"/>
    </style:style>
    <style:style style:name="T19" style:family="text">
      <style:text-properties style:font-name="Times New Roman" fo:font-size="12pt" fo:font-style="italic" style:font-style-asian="italic" style:font-style-complex="italic"/>
    </style:style>
    <style:style style:name="T20" style:family="text">
      <style:text-properties style:font-name="Times New Roma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thleen Leeper</text:p>
      <text:p text:style-name="Standard">NS Endowed Fund </text:p>
      <text:p text:style-name="Standard">Spring 2013</text:p>
      <text:h text:style-name="P1" text:outline-level="5">Introduction</text:h>
      <text:p text:style-name="Text_20_body"><text:tab/>The P19 line of embryonal carcinoma stem cells can be induced to differentiate into neurons via application of retinoic acid identifiable by morphology (axons, networking) and the presence of neurofilaments (Villeneuve et al., 1983). There are, however, major gaps in the literature: a general dearth of research on what kinds of neurons P19s are differentiating into, (cholinergic, according to Villeneuve et al. 1983, glutamergic, MacPherson et al. 1997), and more specifically, a lack of methodology to encourage specifically serotonergic differentiation.</text:p>
      <text:p text:style-name="Text_20_body"><text:tab/>Genetic manipulation of transcription factors has been shown to be an effective means of inducing serotonergic neural differentiation from a mouse embryonic stem cell line. Nefzger et al. found combined <text:span text:style-name="T1">expression of Gata2, Mash1, and forkhead transcription factor Foxa2 increased serotonergic neural differentiation, and resulted in a 10-fold increase in serotonin content (2011).</text:span></text:p>
      <text:p text:style-name="P3"><text:tab/>Serotonergic neurons are relevant to any number of other Hampshire students (Jake Vogel and Nicole Dhruv's respective Div III work with the serotonin transporter, and others) —but the ability to study these mechanisms at the cellular level has been impossible with current resources. <text:span text:style-name="T9">My own planned work involves exploring the differential regulation of </text:span><text:span text:style-name="T11">the </text:span><text:span text:style-name="T9">5-HT</text:span><text:span text:style-name="T11">2a</text:span><text:span text:style-name="T9"> receptor subtype, and how </text:span><text:span text:style-name="T11">differential agonist </text:span><text:span text:style-name="T9">regulation can manifest on </text:span><text:span text:style-name="T11">the cognitive level</text:span><text:span text:style-name="T9"> as therapies for psychological disorders traditional </text:span><text:span text:style-name="T11">Western </text:span><text:span text:style-name="T9">medicine </text:span><text:span text:style-name="T14">cannot effectively treat</text:span><text:span text:style-name="T9">. 5-HT</text:span><text:span text:style-name="T11">2a</text:span><text:span text:style-name="T9"> agonists </text:span><text:span text:style-name="T10">(specifically, the classical hallucinogens) </text:span><text:span text:style-name="T9">have demonstrated efficacy as treatment for </text:span><text:span text:style-name="T11">OCD, </text:span><text:span text:style-name="T9">depression , anxiety,</text:span><text:span text:style-name="T10"> and addictions, as well as </text:span><text:span text:style-name="T11">assisting psychotherapy for increasingly common disorders like PTSD </text:span><text:reference-mark-start text:name="ADDIN CSL_CITATION {&quot;mendeley&quot;: {&quot;previouslyFormattedCitation&quot;: &quot;(Halpern, Sherwood, Hudson, Yurgelun-Todd, &amp; Pope, 2005; Mithoefer et al., 2013; Moreno, Wiegand, Taitano, &amp; Delgado, 2006; Vollenweider &amp; Kometer, 2010)&quot;, &quot;manualFormatting&quot;: &quot;(Halpern et al., 2005; Mithoefer et al., 2013; Moreno, Wiegand, Taitano, &amp; Delgado, 2006; Vollenweider &amp; Kometer, 2010)&quot;}, &quot;citationItems&quot;: [{&quot;uris&quot;: [&quot;http://www.mendeley.com/documents/?uuid=01c10a3a-1c5a-45d3-ae15-12067676c013&quot;], &quot;id&quot;: &quot;ITEM-1&quot;, &quot;itemData&quot;: {&quot;type&quot;: &quot;article-journal&quot;, &quot;author&quot;: [{&quot;given&quot;: &quot;Francisco&quot;, &quot;dropping-particle&quot;: &quot;&quot;, &quot;suffix&quot;: &quot;&quot;, &quot;family&quot;: &quot;Moreno&quot;, &quot;parse-names&quot;: false, &quot;non-dropping-particle&quot;: &quot;&quot;}, {&quot;given&quot;: &quot;Christopher B&quot;, &quot;dropping-particle&quot;: &quot;&quot;, &quot;suffix&quot;: &quot;&quot;, &quot;family&quot;: &quot;Wiegand&quot;, &quot;parse-names&quot;: false, &quot;non-dropping-particle&quot;: &quot;&quot;}, {&quot;given&quot;: &quot;E. Keolani&quot;, &quot;dropping-particle&quot;: &quot;&quot;, &quot;suffix&quot;: &quot;&quot;, &quot;family&quot;: &quot;Taitano&quot;, &quot;parse-names&quot;: false, &quot;non-dropping-particle&quot;: &quot;&quot;}, {&quot;given&quot;: &quot;Pedro L&quot;, &quot;dropping-particle&quot;: &quot;&quot;, &quot;suffix&quot;: &quot;&quot;, &quot;family&quot;: &quot;Delgado&quot;, &quot;parse-names&quot;: false, &quot;non-dropping-particle&quot;: &quot;&quot;}], &quot;issued&quot;: {&quot;date-parts&quot;: [[&quot;2006&quot;, &quot;11&quot;]]}, &quot;abstract&quot;: &quot;Anecdotal reports suggest that psychedelic agents may relieve symptoms of obsessive-compulsive disorder (OCD). This modified double-blind study investigated the safety, tolerability, and clinical effects of psilocybin, a potent 5-HT(1A) and 5-HT(2A/2C) agonist, in patients with OCD.&quot;, &quot;title&quot;: &quot;Safety, tolerability, and efficacy of psilocybin in 9 patients with obsessive-compulsive disorder.&quot;, &quot;page&quot;: &quot;1735-40&quot;, &quot;volume&quot;: &quot;67&quot;, &quot;container-title&quot;: &quot;The Journal of clinical psychiatry&quot;, &quot;issue&quot;: &quot;11&quot;, &quot;id&quot;: &quot;ITEM-1&quot;}}, {&quot;uris&quot;: [&quot;http://www.mendeley.com/documents/?uuid=f5075a04-4a14-42de-bfa8-c1559390f418&quot;], &quot;id&quot;: &quot;ITEM-2&quot;, &quot;itemData&quot;: {&quot;title&quot;: &quot;The neurobiology of psychedelic drugs: implications for the treatment of mood disorders&quot;, &quot;issued&quot;: {&quot;date-parts&quot;: [[&quot;2010&quot;]]}, &quot;abstract&quot;: &quot;After a pause of nearly 40 years in research into the effects of psychedelic drugs, recent advances in our understanding of the neurobiology of psychedelics, such as lysergic acid diethylamide (LSD), psilocybin and ketamine have led to renewed interest in the clinical potential of psychedelics in the treatment of various psychiatric disorders. Recent behavioural and neuroimaging data show that psychedelics modulate neural circuits that have been implicated in mood and affective disorders, and can reduce the clinical symptoms of these disorders. These findings raise the possibility that research into psychedelics might identify novel therapeutic mechanisms and approaches that are based on glutamate-driven neuroplasticity.&quot;, &quot;author&quot;: [{&quot;given&quot;: &quot;Franz X&quot;, &quot;dropping-particle&quot;: &quot;&quot;, &quot;suffix&quot;: &quot;&quot;, &quot;family&quot;: &quot;Vollenweider&quot;, &quot;parse-names&quot;: false, &quot;non-dropping-particle&quot;: &quot;&quot;}, {&quot;given&quot;: &quot;Michael&quot;, &quot;dropping-particle&quot;: &quot;&quot;, &quot;suffix&quot;: &quot;&quot;, &quot;family&quot;: &quot;Kometer&quot;, &quot;parse-names&quot;: false, &quot;non-dropping-particle&quot;: &quot;&quot;}], &quot;volume&quot;: &quot;11&quot;, &quot;container-title&quot;: &quot;Nature reviews Neuroscience&quot;, &quot;type&quot;: &quot;article-journal&quot;, &quot;id&quot;: &quot;ITEM-2&quot;}}, {&quot;uris&quot;: [&quot;http://www.mendeley.com/documents/?uuid=65f79235-7c0f-4549-87d8-5e72aa6dca59&quot;], &quot;id&quot;: &quot;ITEM-3&quot;, &quot;itemData&quot;: {&quot;DOI&quot;: &quot;10.1016/j.biopsych.2005.06.038&quot;, &quot;type&quot;: &quot;article-journal&quot;, &quot;author&quot;: [{&quot;given&quot;: &quot;John H&quot;, &quot;dropping-particle&quot;: &quot;&quot;, &quot;suffix&quot;: &quot;&quot;, &quot;family&quot;: &quot;Halpern&quot;, &quot;parse-names&quot;: false, &quot;non-dropping-particle&quot;: &quot;&quot;}, {&quot;given&quot;: &quot;Andrea R&quot;, &quot;dropping-particle&quot;: &quot;&quot;, &quot;suffix&quot;: &quot;&quot;, &quot;family&quot;: &quot;Sherwood&quot;, &quot;parse-names&quot;: false, &quot;non-dropping-particle&quot;: &quot;&quot;}, {&quot;given&quot;: &quot;James I&quot;, &quot;dropping-particle&quot;: &quot;&quot;, &quot;suffix&quot;: &quot;&quot;, &quot;family&quot;: &quot;Hudson&quot;, &quot;parse-names&quot;: false, &quot;non-dropping-particle&quot;: &quot;&quot;}, {&quot;given&quot;: &quot;Deborah&quot;, &quot;dropping-particle&quot;: &quot;&quot;, &quot;suffix&quot;: &quot;&quot;, &quot;family&quot;: &quot;Yurgelun-Todd&quot;, &quot;parse-names&quot;: false, &quot;non-dropping-particle&quot;: &quot;&quot;}, {&quot;given&quot;: &quot;Harrison G&quot;, &quot;dropping-particle&quot;: &quot;&quot;, &quot;suffix&quot;: &quot;&quot;, &quot;family&quot;: &quot;Pope&quot;, &quot;parse-names&quot;: false, &quot;non-dropping-particle&quot;: &quot;&quot;}], &quot;issued&quot;: {&quot;date-parts&quot;: [[&quot;2005&quot;, &quot;10&quot;, &quot;15&quot;]]}, &quot;abstract&quot;: &quot;Hallucinogens are widely used, both by drug abusers and by peoples of traditional cultures who ingest these substances for religious or healing purposes. However, the long-term residual psychological and cognitive effects of hallucinogens remain poorly understood.&quot;, &quot;title&quot;: &quot;Psychological and cognitive effects of long-term peyote use among Native Americans.&quot;, &quot;page&quot;: &quot;624-31&quot;, &quot;volume&quot;: &quot;58&quot;, &quot;container-title&quot;: &quot;Biological psychiatry&quot;, &quot;issue&quot;: &quot;8&quot;, &quot;id&quot;: &quot;ITEM-3&quot;}}, {&quot;uris&quot;: [&quot;http://www.mendeley.com/documents/?uuid=03f39d0e-73b8-4876-968f-18eddcbb28ac&quot;], &quot;id&quot;: &quot;ITEM-4&quot;, &quot;itemData&quot;: {&quot;DOI&quot;: &quot;10.1177/0269881112456611&quot;, &quot;type&quot;: &quot;article-journal&quot;, &quot;author&quot;: [{&quot;given&quot;: &quot;Michael C&quot;, &quot;dropping-particle&quot;: &quot;&quot;, &quot;suffix&quot;: &quot;&quot;, &quot;family&quot;: &quot;Mithoefer&quot;, &quot;parse-names&quot;: false, &quot;non-dropping-particle&quot;: &quot;&quot;}, {&quot;given&quot;: &quot;Mark T&quot;, &quot;dropping-particle&quot;: &quot;&quot;, &quot;suffix&quot;: &quot;&quot;, &quot;family&quot;: &quot;Wagner&quot;, &quot;parse-names&quot;: false, &quot;non-dropping-particle&quot;: &quot;&quot;}, {&quot;given&quot;: &quot;Ann T&quot;, &quot;dropping-particle&quot;: &quot;&quot;, &quot;suffix&quot;: &quot;&quot;, &quot;family&quot;: &quot;Mithoefer&quot;, &quot;parse-names&quot;: false, &quot;non-dropping-particle&quot;: &quot;&quot;}, {&quot;given&quot;: &quot;Lisa&quot;, &quot;dropping-particle&quot;: &quot;&quot;, &quot;suffix&quot;: &quot;&quot;, &quot;family&quot;: &quot;Jerome&quot;, &quot;parse-names&quot;: false, &quot;non-dropping-particle&quot;: &quot;&quot;}, {&quot;given&quot;: &quot;Scott F&quot;, &quot;dropping-particle&quot;: &quot;&quot;, &quot;suffix&quot;: &quot;&quot;, &quot;family&quot;: &quot;Martin&quot;, &quot;parse-names&quot;: false, &quot;non-dropping-particle&quot;: &quot;&quot;}, {&quot;given&quot;: &quot;Berra&quot;, &quot;dropping-particle&quot;: &quot;&quot;, &quot;suffix&quot;: &quot;&quot;, &quot;family&quot;: &quot;Yazar-Klosinski&quot;, &quot;parse-names&quot;: false, &quot;non-dropping-particle&quot;: &quot;&quot;}, {&quot;given&quot;: &quot;Yvonne&quot;, &quot;dropping-particle&quot;: &quot;&quot;, &quot;suffix&quot;: &quot;&quot;, &quot;family&quot;: &quot;Michel&quot;, &quot;parse-names&quot;: false, &quot;non-dropping-particle&quot;: &quot;&quot;}, {&quot;given&quot;: &quot;Timothy D&quot;, &quot;dropping-particle&quot;: &quot;&quot;, &quot;suffix&quot;: &quot;&quot;, &quot;family&quot;: &quot;Brewerton&quot;, &quot;parse-names&quot;: false, &quot;non-dropping-particle&quot;: &quot;&quot;}, {&quot;given&quot;: &quot;Rick&quot;, &quot;dropping-particle&quot;: &quot;&quot;, &quot;suffix&quot;: &quot;&quot;, &quot;family&quot;: &quot;Doblin&quot;, &quot;parse-names&quot;: false, &quot;non-dropping-particle&quot;: &quot;&quot;}], &quot;issued&quot;: {&quot;date-parts&quot;: [[&quot;2013&quot;, &quot;1&quot;]]}, &quot;abstract&quot;: &quot;We report follow-up data evaluating the long-term outcomes for the first completed trial of 3,4-methylenedioxymethamphetamine (MDMA)-assisted psychotherapy for chronic, treatment-resistant post-traumatic stress disorder (PTSD) (Mithoefer et al., 2011). All of the 19 subjects who received MDMA-assisted treatment in the original trial participated in the long-term follow-up (LTFU), with 16 out of 19 completing all of the long-term outcome measures, which were administered from 17 to 74 months after the original study's final MDMA session (mean = 45.4; SD = 17.3). Our primary outcome measure used was the Clinician-Administered PTSD Scale (CAPS). Secondary outcome measures were the Impact of Events Scale-Revised (IES-R) and the Neuroticism Extroversion Oppenness Personality Inventory-Revised (NEO PI-R) Personality Inventory. We also collected a long-term follow-up questionnaire. Results for the 16 CAPS completers showed there were no statistical differences between mean CAPS score at LTFU (mean = 23.7; SD = 22.8) (t (matched) = 0.1; df = 15, p = 0.91) and the mean CAPS score previously obtained at Study Exit (mean = 24.6, SD = 18.6). On average, subjects maintained statistically and clinically-significant gains in symptom relief, although two of these subjects did relapse. It was promising that we found the majority of these subjects with previously severe PTSD who were unresponsive to existing treatments had symptomatic relief provided by MDMA-assisted psychotherapy that persisted over time, with no subjects reporting harm from participation in the study.&quot;, &quot;title&quot;: &quot;Durability of improvement in post-traumatic stress disorder symptoms and absence of harmful effects or drug dependency after 3,4-methylenedioxymethamphetamine-assisted psychotherapy: a prospective long-term follow-up study.&quot;, &quot;page&quot;: &quot;28-39&quot;, &quot;volume&quot;: &quot;27&quot;, &quot;container-title&quot;: &quot;Journal of psychopharmacology (Oxford, England)&quot;, &quot;issue&quot;: &quot;1&quot;, &quot;id&quot;: &quot;ITEM-4&quot;}}], &quot;properties&quot;: {&quot;noteIndex&quot;: 0}, &quot;schema&quot;: &quot;https://github.com/citation-style-language/schema/raw/master/csl-citation.json&quot;} RNDQC0Oat1Fy7"/><text:span text:style-name="T12">(Halpern et al., 2005; Mithoefer et al., 2013; Moreno </text:span><text:span text:style-name="T13">et al.</text:span><text:span text:style-name="T12">, 2006; Vollenweider &amp; Kometer, 2010)</text:span><text:reference-mark-end text:name="ADDIN CSL_CITATION {&quot;mendeley&quot;: {&quot;previouslyFormattedCitation&quot;: &quot;(Halpern, Sherwood, Hudson, Yurgelun-Todd, &amp; Pope, 2005; Mithoefer et al., 2013; Moreno, Wiegand, Taitano, &amp; Delgado, 2006; Vollenweider &amp; Kometer, 2010)&quot;, &quot;manualFormatting&quot;: &quot;(Halpern et al., 2005; Mithoefer et al., 2013; Moreno, Wiegand, Taitano, &amp; Delgado, 2006; Vollenweider &amp; Kometer, 2010)&quot;}, &quot;citationItems&quot;: [{&quot;uris&quot;: [&quot;http://www.mendeley.com/documents/?uuid=01c10a3a-1c5a-45d3-ae15-12067676c013&quot;], &quot;id&quot;: &quot;ITEM-1&quot;, &quot;itemData&quot;: {&quot;type&quot;: &quot;article-journal&quot;, &quot;author&quot;: [{&quot;given&quot;: &quot;Francisco&quot;, &quot;dropping-particle&quot;: &quot;&quot;, &quot;suffix&quot;: &quot;&quot;, &quot;family&quot;: &quot;Moreno&quot;, &quot;parse-names&quot;: false, &quot;non-dropping-particle&quot;: &quot;&quot;}, {&quot;given&quot;: &quot;Christopher B&quot;, &quot;dropping-particle&quot;: &quot;&quot;, &quot;suffix&quot;: &quot;&quot;, &quot;family&quot;: &quot;Wiegand&quot;, &quot;parse-names&quot;: false, &quot;non-dropping-particle&quot;: &quot;&quot;}, {&quot;given&quot;: &quot;E. Keolani&quot;, &quot;dropping-particle&quot;: &quot;&quot;, &quot;suffix&quot;: &quot;&quot;, &quot;family&quot;: &quot;Taitano&quot;, &quot;parse-names&quot;: false, &quot;non-dropping-particle&quot;: &quot;&quot;}, {&quot;given&quot;: &quot;Pedro L&quot;, &quot;dropping-particle&quot;: &quot;&quot;, &quot;suffix&quot;: &quot;&quot;, &quot;family&quot;: &quot;Delgado&quot;, &quot;parse-names&quot;: false, &quot;non-dropping-particle&quot;: &quot;&quot;}], &quot;issued&quot;: {&quot;date-parts&quot;: [[&quot;2006&quot;, &quot;11&quot;]]}, &quot;abstract&quot;: &quot;Anecdotal reports suggest that psychedelic agents may relieve symptoms of obsessive-compulsive disorder (OCD). This modified double-blind study investigated the safety, tolerability, and clinical effects of psilocybin, a potent 5-HT(1A) and 5-HT(2A/2C) agonist, in patients with OCD.&quot;, &quot;title&quot;: &quot;Safety, tolerability, and efficacy of psilocybin in 9 patients with obsessive-compulsive disorder.&quot;, &quot;page&quot;: &quot;1735-40&quot;, &quot;volume&quot;: &quot;67&quot;, &quot;container-title&quot;: &quot;The Journal of clinical psychiatry&quot;, &quot;issue&quot;: &quot;11&quot;, &quot;id&quot;: &quot;ITEM-1&quot;}}, {&quot;uris&quot;: [&quot;http://www.mendeley.com/documents/?uuid=f5075a04-4a14-42de-bfa8-c1559390f418&quot;], &quot;id&quot;: &quot;ITEM-2&quot;, &quot;itemData&quot;: {&quot;title&quot;: &quot;The neurobiology of psychedelic drugs: implications for the treatment of mood disorders&quot;, &quot;issued&quot;: {&quot;date-parts&quot;: [[&quot;2010&quot;]]}, &quot;abstract&quot;: &quot;After a pause of nearly 40 years in research into the effects of psychedelic drugs, recent advances in our understanding of the neurobiology of psychedelics, such as lysergic acid diethylamide (LSD), psilocybin and ketamine have led to renewed interest in the clinical potential of psychedelics in the treatment of various psychiatric disorders. Recent behavioural and neuroimaging data show that psychedelics modulate neural circuits that have been implicated in mood and affective disorders, and can reduce the clinical symptoms of these disorders. These findings raise the possibility that research into psychedelics might identify novel therapeutic mechanisms and approaches that are based on glutamate-driven neuroplasticity.&quot;, &quot;author&quot;: [{&quot;given&quot;: &quot;Franz X&quot;, &quot;dropping-particle&quot;: &quot;&quot;, &quot;suffix&quot;: &quot;&quot;, &quot;family&quot;: &quot;Vollenweider&quot;, &quot;parse-names&quot;: false, &quot;non-dropping-particle&quot;: &quot;&quot;}, {&quot;given&quot;: &quot;Michael&quot;, &quot;dropping-particle&quot;: &quot;&quot;, &quot;suffix&quot;: &quot;&quot;, &quot;family&quot;: &quot;Kometer&quot;, &quot;parse-names&quot;: false, &quot;non-dropping-particle&quot;: &quot;&quot;}], &quot;volume&quot;: &quot;11&quot;, &quot;container-title&quot;: &quot;Nature reviews Neuroscience&quot;, &quot;type&quot;: &quot;article-journal&quot;, &quot;id&quot;: &quot;ITEM-2&quot;}}, {&quot;uris&quot;: [&quot;http://www.mendeley.com/documents/?uuid=65f79235-7c0f-4549-87d8-5e72aa6dca59&quot;], &quot;id&quot;: &quot;ITEM-3&quot;, &quot;itemData&quot;: {&quot;DOI&quot;: &quot;10.1016/j.biopsych.2005.06.038&quot;, &quot;type&quot;: &quot;article-journal&quot;, &quot;author&quot;: [{&quot;given&quot;: &quot;John H&quot;, &quot;dropping-particle&quot;: &quot;&quot;, &quot;suffix&quot;: &quot;&quot;, &quot;family&quot;: &quot;Halpern&quot;, &quot;parse-names&quot;: false, &quot;non-dropping-particle&quot;: &quot;&quot;}, {&quot;given&quot;: &quot;Andrea R&quot;, &quot;dropping-particle&quot;: &quot;&quot;, &quot;suffix&quot;: &quot;&quot;, &quot;family&quot;: &quot;Sherwood&quot;, &quot;parse-names&quot;: false, &quot;non-dropping-particle&quot;: &quot;&quot;}, {&quot;given&quot;: &quot;James I&quot;, &quot;dropping-particle&quot;: &quot;&quot;, &quot;suffix&quot;: &quot;&quot;, &quot;family&quot;: &quot;Hudson&quot;, &quot;parse-names&quot;: false, &quot;non-dropping-particle&quot;: &quot;&quot;}, {&quot;given&quot;: &quot;Deborah&quot;, &quot;dropping-particle&quot;: &quot;&quot;, &quot;suffix&quot;: &quot;&quot;, &quot;family&quot;: &quot;Yurgelun-Todd&quot;, &quot;parse-names&quot;: false, &quot;non-dropping-particle&quot;: &quot;&quot;}, {&quot;given&quot;: &quot;Harrison G&quot;, &quot;dropping-particle&quot;: &quot;&quot;, &quot;suffix&quot;: &quot;&quot;, &quot;family&quot;: &quot;Pope&quot;, &quot;parse-names&quot;: false, &quot;non-dropping-particle&quot;: &quot;&quot;}], &quot;issued&quot;: {&quot;date-parts&quot;: [[&quot;2005&quot;, &quot;10&quot;, &quot;15&quot;]]}, &quot;abstract&quot;: &quot;Hallucinogens are widely used, both by drug abusers and by peoples of traditional cultures who ingest these substances for religious or healing purposes. However, the long-term residual psychological and cognitive effects of hallucinogens remain poorly understood.&quot;, &quot;title&quot;: &quot;Psychological and cognitive effects of long-term peyote use among Native Americans.&quot;, &quot;page&quot;: &quot;624-31&quot;, &quot;volume&quot;: &quot;58&quot;, &quot;container-title&quot;: &quot;Biological psychiatry&quot;, &quot;issue&quot;: &quot;8&quot;, &quot;id&quot;: &quot;ITEM-3&quot;}}, {&quot;uris&quot;: [&quot;http://www.mendeley.com/documents/?uuid=03f39d0e-73b8-4876-968f-18eddcbb28ac&quot;], &quot;id&quot;: &quot;ITEM-4&quot;, &quot;itemData&quot;: {&quot;DOI&quot;: &quot;10.1177/0269881112456611&quot;, &quot;type&quot;: &quot;article-journal&quot;, &quot;author&quot;: [{&quot;given&quot;: &quot;Michael C&quot;, &quot;dropping-particle&quot;: &quot;&quot;, &quot;suffix&quot;: &quot;&quot;, &quot;family&quot;: &quot;Mithoefer&quot;, &quot;parse-names&quot;: false, &quot;non-dropping-particle&quot;: &quot;&quot;}, {&quot;given&quot;: &quot;Mark T&quot;, &quot;dropping-particle&quot;: &quot;&quot;, &quot;suffix&quot;: &quot;&quot;, &quot;family&quot;: &quot;Wagner&quot;, &quot;parse-names&quot;: false, &quot;non-dropping-particle&quot;: &quot;&quot;}, {&quot;given&quot;: &quot;Ann T&quot;, &quot;dropping-particle&quot;: &quot;&quot;, &quot;suffix&quot;: &quot;&quot;, &quot;family&quot;: &quot;Mithoefer&quot;, &quot;parse-names&quot;: false, &quot;non-dropping-particle&quot;: &quot;&quot;}, {&quot;given&quot;: &quot;Lisa&quot;, &quot;dropping-particle&quot;: &quot;&quot;, &quot;suffix&quot;: &quot;&quot;, &quot;family&quot;: &quot;Jerome&quot;, &quot;parse-names&quot;: false, &quot;non-dropping-particle&quot;: &quot;&quot;}, {&quot;given&quot;: &quot;Scott F&quot;, &quot;dropping-particle&quot;: &quot;&quot;, &quot;suffix&quot;: &quot;&quot;, &quot;family&quot;: &quot;Martin&quot;, &quot;parse-names&quot;: false, &quot;non-dropping-particle&quot;: &quot;&quot;}, {&quot;given&quot;: &quot;Berra&quot;, &quot;dropping-particle&quot;: &quot;&quot;, &quot;suffix&quot;: &quot;&quot;, &quot;family&quot;: &quot;Yazar-Klosinski&quot;, &quot;parse-names&quot;: false, &quot;non-dropping-particle&quot;: &quot;&quot;}, {&quot;given&quot;: &quot;Yvonne&quot;, &quot;dropping-particle&quot;: &quot;&quot;, &quot;suffix&quot;: &quot;&quot;, &quot;family&quot;: &quot;Michel&quot;, &quot;parse-names&quot;: false, &quot;non-dropping-particle&quot;: &quot;&quot;}, {&quot;given&quot;: &quot;Timothy D&quot;, &quot;dropping-particle&quot;: &quot;&quot;, &quot;suffix&quot;: &quot;&quot;, &quot;family&quot;: &quot;Brewerton&quot;, &quot;parse-names&quot;: false, &quot;non-dropping-particle&quot;: &quot;&quot;}, {&quot;given&quot;: &quot;Rick&quot;, &quot;dropping-particle&quot;: &quot;&quot;, &quot;suffix&quot;: &quot;&quot;, &quot;family&quot;: &quot;Doblin&quot;, &quot;parse-names&quot;: false, &quot;non-dropping-particle&quot;: &quot;&quot;}], &quot;issued&quot;: {&quot;date-parts&quot;: [[&quot;2013&quot;, &quot;1&quot;]]}, &quot;abstract&quot;: &quot;We report follow-up data evaluating the long-term outcomes for the first completed trial of 3,4-methylenedioxymethamphetamine (MDMA)-assisted psychotherapy for chronic, treatment-resistant post-traumatic stress disorder (PTSD) (Mithoefer et al., 2011). All of the 19 subjects who received MDMA-assisted treatment in the original trial participated in the long-term follow-up (LTFU), with 16 out of 19 completing all of the long-term outcome measures, which were administered from 17 to 74 months after the original study's final MDMA session (mean = 45.4; SD = 17.3). Our primary outcome measure used was the Clinician-Administered PTSD Scale (CAPS). Secondary outcome measures were the Impact of Events Scale-Revised (IES-R) and the Neuroticism Extroversion Oppenness Personality Inventory-Revised (NEO PI-R) Personality Inventory. We also collected a long-term follow-up questionnaire. Results for the 16 CAPS completers showed there were no statistical differences between mean CAPS score at LTFU (mean = 23.7; SD = 22.8) (t (matched) = 0.1; df = 15, p = 0.91) and the mean CAPS score previously obtained at Study Exit (mean = 24.6, SD = 18.6). On average, subjects maintained statistically and clinically-significant gains in symptom relief, although two of these subjects did relapse. It was promising that we found the majority of these subjects with previously severe PTSD who were unresponsive to existing treatments had symptomatic relief provided by MDMA-assisted psychotherapy that persisted over time, with no subjects reporting harm from participation in the study.&quot;, &quot;title&quot;: &quot;Durability of improvement in post-traumatic stress disorder symptoms and absence of harmful effects or drug dependency after 3,4-methylenedioxymethamphetamine-assisted psychotherapy: a prospective long-term follow-up study.&quot;, &quot;page&quot;: &quot;28-39&quot;, &quot;volume&quot;: &quot;27&quot;, &quot;container-title&quot;: &quot;Journal of psychopharmacology (Oxford, England)&quot;, &quot;issue&quot;: &quot;1&quot;, &quot;id&quot;: &quot;ITEM-4&quot;}}], &quot;properties&quot;: {&quot;noteIndex&quot;: 0}, &quot;schema&quot;: &quot;https://github.com/citation-style-language/schema/raw/master/csl-citation.json&quot;} RNDQC0Oat1Fy7"/><text:span text:style-name="T11">⁠. </text:span><text:span text:style-name="T14">Understanding the cellular mechanisms underlying these psychoactive compounds would help in the development of alternative strategies for dealing with complex psychological issues, </text:span><text:span text:style-name="T15">along with increasing the range of options open to future Hampshire students working with serotonin.</text:span></text:p>
      <text:h text:style-name="P1" text:outline-level="5">Methods</text:h>
      <text:p text:style-name="Text_20_body"><text:tab/>Over the course of this project, I would adapt the protocol for serotonergic differenation from Nefzger's 2011 paper for mouse embryonic stem cells to the P19 cell line. Genes of interest (Gata2, Mash1, Foxa2) will be cloned into a vector, transfected into cells, and then allowed to differentiate normally. Fixing of the cells and labeling with antibodies allows detection of neural proteins (mouse anti-neurofilament) and more specifically serotonergic neurons (anti-5HT).</text:p>
      <text:h text:style-name="Heading_20_5" text:outline-level="5"><text:span text:style-name="T20">Outcomes</text:span> <text:span text:style-name="T20">&amp; Implications</text:span></text:h>
      <text:p text:style-name="P4"><text:tab/><text:span text:style-name="T1">The most basic accomplishment is a protocol for reliably generating serotonergic neurons within Hampshire's capabilities, as well as characterizing some of the differences in stem cell lines and how P19s respond to transduction. It will also provide evidence for the serotonergic potential of P19s. Future research building off of a capability for serotonergic neurons will expand the knowledge base around the signalling mechanisms of G-coupled protein receptors, and explore how different agonists at 5-HT receptors differentially regulate signalling cascades that lead to phospholipase releases (Kurrasch-Orbaugh et al., 2003), dendritic spine remodeling (Jones et al., 2009), membrane conformation changes (Shan et al., 2009,), and a host of other gene and structure changes, </text:span><text:span text:style-name="T2">eventually leading to evidence relating the molecular changes in receptors due to 5-HT agonists to </text:span><text:span text:style-name="T3">the potential therapeutic effects.</text:span></text:p>
      <text:h text:style-name="P1" text:outline-level="5"><text:soft-page-break/>Budget</text:h>
      <text:p text:style-name="Text_20_body">Primers<text:tab/><text:tab/><text:tab/><text:tab/>$75</text:p>
      <text:p text:style-name="Text_20_body"><text:span text:style-name="T4"><text:s text:c="4"/></text:span><text:span text:style-name="T5">→ </text:span>cloning of Gata2, Mash1, and Foxa2</text:p>
      <text:p text:style-name="Text_20_body">Rabbit anti-5HT antibody<text:tab/><text:tab/>$250</text:p>
      <text:p text:style-name="Text_20_body">mouse anti-neurofilament antibody<text:tab/>$189</text:p>
      <text:p text:style-name="P5"><text:span text:style-name="T4"><text:s text:c="3"/></text:span><text:span text:style-name="T5">→ </text:span>confirming the type of <text:span text:style-name="T16">neurons</text:span></text:p>
      <text:p text:style-name="P5">superscript III first strand synthesis system </text:p>
      <text:p text:style-name="P6"><text:tab/>18080051<text:tab/><text:tab/><text:tab/>$400</text:p>
      <text:p text:style-name="Text_20_body">Total <text:tab/><text:tab/><text:tab/><text:tab/><text:tab/>$914</text:p>
      <text:h text:style-name="P1" text:outline-level="5">References</text:h>
      <text:section text:style-name="Sect1" text:name="ADDIN Mendeley Bibliography CSL_BIBLIOGRAPHY  RNDiQ4zv6BmKP">
        <text:p text:style-name="P8">Halpern, J. H., Sherwood, A. R., Hudson, J. I., Yurgelun-Todd, D., &amp; Pope, H. G. (2005). Psychological and cognitive effects of long-term peyote use among Native Americans. <text:span text:style-name="T6">Biological psychiatry</text:span>, <text:span text:style-name="T6">58</text:span>(8), 624–31. doi:10.1016/j.biopsych.2005.06.038</text:p>
      </text:section>
      <text:p text:style-name="P7">Jones-Villeneuve, E. M., Rudnicki, M. a, Harris, J. F., &amp; McBurney, M. W. (1983). Retinoic acid-induced neural differentiation of embryonal carcinoma cells. <text:span text:style-name="T7">Molecular and cellular biology</text:span>, <text:span text:style-name="T7">3</text:span>(12), 2271–9. Retrieved from http://www.ncbi.nlm.nih.gov/pubmed/18987612</text:p>
      <text:p text:style-name="P7">Kurrasch-Orbaugh, D. M., Watts, V. J., Barker, E. L., &amp; Nichols, D. E. (2003). Phospholipase C and Phospholipase A 2 Signaling Pathways Have Different Receptor Reserves. <text:span text:style-name="T7">The Journal of Pharmacology and Experimental Therapeutics</text:span>, <text:span text:style-name="T7">304</text:span>(1), 229–237. </text:p>
      <text:p text:style-name="P7">MacPherson, P. a, Jones, S., Pawson, P. a, Marshall, K. C., &amp; McBurney, M. W. (1997). P19 cells differentiate into glutamatergic and glutamate-responsive neurons in vitro. <text:span text:style-name="T7">Neuroscience</text:span>, <text:span text:style-name="T7">80</text:span>(2), 487–99. </text:p>
      <text:p text:style-name="P9">Mithoefer, M. C., Wagner, M. T., Mithoefer, A. T., Jerome, L., Martin, S. F., Yazar-Klosinski, B., Michel, Y., et al. (2013). Durability of improvement in post-traumatic stress disorder symptoms and absence of harmful effects or drug dependency after 3,4-methylenedioxymethamphetamine-assisted psychotherapy: a prospective long-term follow-up study. <text:span text:style-name="T6">Journal of psychopharmacology (Oxford, England)</text:span>, <text:span text:style-name="T6">27</text:span>(1), 28–39. doi:10.1177/0269881112456611</text:p>
      <text:p text:style-name="P9">Moreno, F., Wiegand, C. B., Taitano, E. K., &amp; Delgado, P. L. (2006). Safety, tolerability, and efficacy of psilocybin in 9 patients with obsessive-compulsive disorder. <text:span text:style-name="T6">The Journal of clinical psychiatry</text:span>, <text:span text:style-name="T6">67</text:span>(11), 1735–40. Retrieved from http://www.ncbi.nlm.nih.gov/pubmed/17196053</text:p>
      <text:p text:style-name="P7">Nefzger, C. M., Haynes, J. M., &amp; Pouton, C. W. (2011). Directed expression of Gata2, Mash1, and Foxa2 synergize to induce the serotonergic neuron phenotype during in vitro differentiation of embryonic stem cells. <text:span text:style-name="T7">Stem cells (Dayton, Ohio)</text:span>, <text:span text:style-name="T7">29</text:span>(6), 928–39. doi:10.1002/stem.640</text:p>
      <text:p text:style-name="P7">Shan, J., Khelashvili, G., Mondal, S., Mehler, E. L., &amp; Weinstein, H. (2012). Ligand-dependent conformations and dynamics of the serotonin 5-HT(2A) receptor determine its activation and membrane-driven oligomerization properties. <text:span text:style-name="T7">PLoS computational biology</text:span>, <text:span text:style-name="T7">8</text:span>(4), e1002473. doi:10.1371/journal.pcbi.1002473</text:p>
      <text:p text:style-name="P10"><text:span text:style-name="T17">Vollenweider, F. X., &amp; Kometer, M. (2010). The neurobiology of psychedelic drugs: implications for the treatment of mood disorders. </text:span><text:span text:style-name="T18">Nature reviews Neuroscience</text:span><text:span text:style-name="T17">, </text:span><text:span text:style-name="T19">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FRM1000" svg:font-family="SFRM1000"/>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1"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1" style:font-size-asian="24pt" style:font-weight-asian="bold" style:font-name-complex="Lucida Sans1"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7T18:35:00</meta:creation-date>
    <dc:date>2013-03-12T23:35:23</dc:date>
    <meta:editing-cycles>20</meta:editing-cycles>
    <meta:editing-duration>PT12M32S</meta:editing-duration>
    <meta:generator>LibreOffice/3.6$MacOSX_x86 LibreOffice_project/5b93205-6e6b3fc-7830f6d-c08ad66-1d9bf4</meta:generator>
    <meta:document-statistic meta:table-count="0" meta:image-count="0" meta:object-count="0" meta:page-count="2" meta:paragraph-count="30" meta:word-count="854" meta:character-count="6246" meta:non-whitespace-character-count="5394"/>
    <meta:user-defined meta:name="Info 1"/>
    <meta:user-defined meta:name="Info 2"/>
    <meta:user-defined meta:name="Info 3"/>
    <meta:user-defined meta:name="Info 4"/>
    <meta:user-defined meta:name="Mendeley Document_1" meta:value-type="string">True</meta:user-defined>
    <meta:user-defined meta:name="Mendeley User Name_1" meta:value-type="string">kathleen.leeper@gmail.com@www.mendeley.com</meta:user-defined>
  </office:meta>
</office:document-meta>
</file>